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25-02-1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24-01-30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23-01-12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22-01-1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20-12-1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20-01-2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19-01-1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18-01-1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17-01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0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0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6606</text:p>
          </table:table-cell>
          <table:table-cell office:value-type="string" calcext:value-type="string">
            <text:p>Realitos Quad</text:p>
          </table:table-cell>
          <table:table-cell office:value-type="string" calcext:value-type="string">
            <text:p>200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